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4d01" officeooo:paragraph-rsid="001b4d01" style:font-weight-asian="bold" style:font-weight-complex="bold"/>
    </style:style>
    <style:style style:name="P2" style:family="paragraph" style:parent-style-name="Standard">
      <style:text-properties fo:font-weight="bold" officeooo:rsid="001b4d01" officeooo:paragraph-rsid="001b4d01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COZINHA AO</text:p>
      <text:p text:style-name="P2">COMO VAI FUNCIONAR?:</text:p>
      <text:p text:style-name="Standard"/>
      <text:p text:style-name="Standard"/>
      <text:p text:style-name="Standard">Ter uma aplica que nos permite as cozinhas se cadastrarem e poderem adicionar as empresas que elas prestam serviços de entrega de ementas </text:p>
      <text:p text:style-name="Standard"/>
      <text:p text:style-name="Standard">Uma empresa pode ter várias cozinha, (Tudo vai depender de onde é que o utilizador vai pedir a sua ementa)</text:p>
      <text:p text:style-name="Standard">A cozinha irá pedir permissão a empresa para que possa ser ele o entregador da ementa, e a empresa poderá aprovar se quiser </text:p>
      <text:p text:style-name="Standard"/>
      <text:p text:style-name="Standard">O objectivo é possibilitar as cozinhas a terem mais clientes e as empresas terem facilidade de pode ter acesso a cada variedade de ementa que será apresentado a cada cozinha, com cada cozinha e o seu valor e sua qualidade de entrega</text:p>
      <text:p text:style-name="Standard"/>
      <text:p text:style-name="Standard"><text:span text:style-name="T1">FUNCIONALIDADEs</text:span></text:p>
      <text:p text:style-name="Standard"/>
      <text:p text:style-name="P3">PARA A COZINHA </text:p>
      <text:p text:style-name="Standard"/>
      <text:p text:style-name="Standard">* Se registrar, com uma assinatura/plano (Básico,Pro, Empresarial ), a discutir.</text:p>
      <text:p text:style-name="Standard">Procurar empresas encontradas para fazer a parceria</text:p>
      <text:p text:style-name="Standard">* Cada grupo da cozinha ou seja em cada grupo que são representadas como empresas, terá uma forma de apresentação da ementa que é; </text:p>
      <text:p text:style-name="Standard">Básicamente uma sondagem, onde o utilizador poderá selecionar um ou mais alimentos que será apresentado, podendo adicionar a quantidade. E irá poder bloquear na hora que a cozinha delimitou. E só assim poder entregar aos que pediram. </text:p>
      <text:p text:style-name="Standard"/>
      <text:p text:style-name="Standard">* A fatura será apresentado por SMS, email ou mesmo mandar mensagem automáticamente pelo whatsApp. </text:p>
      <text:p text:style-name="Standard">E o pagamento se poder verificamos os recibos (pdf ou fotografia a fim de verificar se está tudo em ordem ou não) de uma forma automatizada será mostrar automáticamente os dias pagos. </text:p>
      <text:p text:style-name="Standard"/>
      <text:p text:style-name="Standard">* A cozinha terá uma classificação da ementa, assim para poder avaliar a qualidade do prato.</text:p>
      <text:p text:style-name="Standard"/>
      <text:p text:style-name="Standard">* Permitirá escolher até quantas ementas o utilizador poderá ter sem antes pagar a dívida do mês passado.</text:p>
      <text:p text:style-name="Standard"/>
      <text:p text:style-name="P3">PARA O UTILIZADOR DA EMPRESA</text:p>
      <text:p text:style-name="Standard"/>
      <text:p text:style-name="Standard">* Pode acumular uma quantia (saldo) que será retirado a cada pedido feito</text:p>
      <text:p text:style-name="Standard"/>
      <text:p text:style-name="Standard">* Bloquear as atividades na conta quando tiver dívidas, menos de 2000kz serão cobrados apenas dps de 2 meses, caso não pague lhe será bloqueado a atividade na conta</text:p>
      <text:p text:style-name="Standard"/>
      <text:p text:style-name="Standard">* Pedir um ou mais ementa por seleção a sondagem dada.</text:p>
      <text:p text:style-name="Standard"/>
      <text:p text:style-name="Standard">* <text:s/>Avaliar o prato após a entrega do mesmo, poderá editar a avaliação da ementa até 30min.</text:p>
      <text:p text:style-name="Standard"/>
      <text:p text:style-name="Standard">* Pode ver a revisão dos pedidos feito no final mês, ou seja no dia do pagamento </text:p>
      <text:p text:style-name="Standard"/>
      <text:p text:style-name="Standard">LET'S DO 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00:33:42.577928596</meta:creation-date>
    <dc:date>2025-05-03T00:36:13.114397219</dc:date>
    <meta:editing-duration>PT2M31S</meta:editing-duration>
    <meta:editing-cycles>1</meta:editing-cycles>
    <meta:document-statistic meta:table-count="0" meta:image-count="0" meta:object-count="0" meta:page-count="1" meta:paragraph-count="23" meta:word-count="373" meta:character-count="2139" meta:non-whitespace-character-count="1780"/>
    <meta:generator>LibreOffice/7.3.7.2$Linux_X86_64 LibreOffice_project/30$Build-2</meta:generator>
  </office:meta>
</office:document-meta>
</file>